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roman" svg:panose-1="0 0 0 0 0 0 0 0 0 0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Заголовок3" style:master-page-name="MP0" style:family="paragraph">
      <style:paragraph-properties fo:break-before="page" fo:margin-top="0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6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7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8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10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11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12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1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14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15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16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17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18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19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0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1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22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2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24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25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26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27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28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2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30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31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</office:automatic-styles>
  <office:body>
    <office:text text:use-soft-page-breaks="true">
      <text:h text:style-name="P1" text:outline-level="3">Знаменитые имена в информатике Блез Паскаль 1623-1662 <text:s/>БЛЕЗ ПАСКАЛЬ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<text:s/>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h>
      <text:h text:style-name="P2" text:outline-level="3">Лейбниц 1646-1716 <text:s/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<text:s/>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<text:s/><text:soft-page-break/>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<text:h text:style-name="P3" text:outline-level="3">В информатике<text:s/>он известен попытками создать lingua generalis - <text:s/>универсальный язык, который позволил бы заменить все логические рассуждения исчислением,<text:s/>проводимым,<text:s/>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<text:s/>с целью механически выполнять все арифметические действия надежно и быстро, особенно умножение.<text:s/></text:h>
      <text:h text:style-name="P4" text:outline-level="3"><text:span text:style-name="T5">Чарльз Беббидж 1792-1871 Чарльз Беббидж - британский математик, философ, в начале 1830-х разработавший базовую концепцию вычислительной машины, осуществленную<text:s/></text:span><text:span text:style-name="T6">лишь в конце 1940-х (бесспорный научный приоритет Б. в этом направлении был признан создателями<text:s/></text:span><text:span text:style-name="T7">первых</text:span><text:span text:style-name="T8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</text:span><text:span text:style-name="T9">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<text:s/></text:span><text:span text:style-name="T10">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<text:h text:style-name="P11" text:outline-level="3"><text:span text:style-name="T12">Одним из главных направлений его научной деят</text:span><text:span text:style-name="T13">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14">выражения</text:span><text:span text:style-name="T15"><text:s/>знаками дв</text:span><text:span text:style-name="T16">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</text:span><text:span text:style-name="T17">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<text:h text:style-name="P18" text:outline-level="3"><text:span text:style-name="T19">Ада<text:s/></text:span><text:span text:style-name="T20">Августа Байрон<text:s/></text:span><text:span text:style-name="T21">1815-1852<text:s/></text:span><text:span text:style-name="T22">Ада Августа Байрон по мужу Лавлейс родилась в 1815г. Она получила прекрасное математическое образование под<text:s/></text:span><text:soft-page-break/><text:span text:style-name="T23">руководством известного английского ученого де Моргана. Баббидж, который был<text:s/></text:span><text:span text:style-name="T24">знаком</text:span><text:span text:style-name="T25"><text:s/>с леди Байрон, поддерживал увлечение юн</text:span><text:span text:style-name="T26">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</text:span><text:span text:style-name="T27">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</text:span><text:span text:style-name="T28">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</text:span><text:span text:style-name="T29">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</text:span><text:span text:style-name="T30">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<text:s/></text:span><text:span text:style-name="T31">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roman" svg:panose-1="0 0 0 0 0 0 0 0 0 0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Основни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Звичайний" style:next-style-name="Основни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Звичайний" style:display-name="Звичайний" style:family="paragraph">
      <style:text-properties fo:font-size="12pt" style:font-size-asian="12pt" style:font-size-complex="12pt" fo:language="ru" fo:country="RU" style:language-asian="ar" style:country-asian="SA" fo:hyphenate="false"/>
    </style:style>
    <style:style style:name="Шрифтабзацузапромовчанням" style:display-name="Шрифт абзацу за промовчанням" style:family="text"/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ийтекст" style:display-name="Основний текст" style:family="paragraph" style:parent-style-name="Звичайни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ийтекст">
      <style:text-properties fo:hyphenate="false"/>
    </style:style>
    <style:style style:name="Название" style:display-name="Название" style:family="paragraph" style:parent-style-name="Звичайни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" style:display-name="Указатель" style:family="paragraph" style:parent-style-name="Звичайний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Шувалова Ольга Ігорівна</dc:creator>
    <meta:creation-date>2020-10-12T09:08:00Z</meta:creation-date>
    <dc:date>2020-10-12T09:08:00Z</dc:date>
    <meta:print-date>1601-01-01T00:00:00Z</meta:print-date>
    <meta:template xlink:href="Normal.dotm" xlink:type="simple"/>
    <meta:editing-cycles>2</meta:editing-cycles>
    <meta:editing-duration>PT0S</meta:editing-duration>
    <meta:document-statistic meta:page-count="3" meta:paragraph-count="14" meta:word-count="4698" meta:character-count="7363" meta:row-count="22" meta:non-whitespace-character-count="2679"/>
  </office:meta>
</office:document-meta>
</file>